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middelde waardes" table:style-name="ta1">
        <table:shapes>
          <draw:frame draw:z-index="0" draw:style-name="gr1" draw:text-style-name="P1" svg:width="641.28pt" svg:height="408.98pt" svg:x="76.11pt" svg:y="118.01pt">
            <draw:object draw:notify-on-update-of-ranges="'Gemiddelde waardes'.A1:'Gemiddelde waardes'.A1 'Gemiddelde waardes'.A2:'Gemiddelde waardes'.A11 'Gemiddelde waardes'.B1:'Gemiddelde waardes'.B1 'Gemiddelde waardes'.B2:'Gemiddelde waardes'.B11 'Gemiddelde waardes'.F2:'Gemiddelde waardes'.F8 'Gemiddelde waardes'.F2:'Gemiddelde waardes'.F8 'Gemiddelde waardes'.C1:'Gemiddelde waardes'.C1 'Gemiddelde waardes'.C2:'Gemiddelde waardes'.C11 'Gemiddelde waardes'.G2:'Gemiddelde waardes'.G11 'Gemiddelde waardes'.G2:'Gemiddelde waardes'.G11 'Gemiddelde waardes'.D1:'Gemiddelde waardes'.D1 'Gemiddelde waardes'.D2:'Gemiddelde waardes'.D11 'Gemiddelde waardes'.E1:'Gemiddelde waardes'.E1 'Gemiddelde waardes'.E2:'Gemiddelde waardes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Werkelijke afstand</text:p>
          </table:table-cell>
          <table:table-cell table:style-name="ce1" office:value-type="string" calcext:value-type="string">
            <text:p>Sharp-Sensor</text:p>
          </table:table-cell>
          <table:table-cell table:style-name="ce1" office:value-type="string" calcext:value-type="string">
            <text:p>HC-SR04</text:p>
          </table:table-cell>
          <table:table-cell office:value-type="string" calcext:value-type="string">
            <text:p>Sharp Error</text:p>
          </table:table-cell>
          <table:table-cell office:value-type="string" calcext:value-type="string">
            <text:p>HC-SR04 Error</text:p>
          </table:table-cell>
          <table:table-cell table:style-name="ce2" office:value-type="string" calcext:value-type="string">
            <text:p>Sharp StDev</text:p>
          </table:table-cell>
          <table:table-cell table:style-name="ce2" office:value-type="string" calcext:value-type="string">
            <text:p>HC-SR04 StDe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89" calcext:value-type="float">
            <text:p>7.89</text:p>
          </table:table-cell>
          <table:table-cell office:value-type="float" office:value="3.72" calcext:value-type="float">
            <text:p>3.72</text:p>
          </table:table-cell>
          <table:table-cell table:formula="of:=[.B2]-[.C2]" office:value-type="float" office:value="4.17" calcext:value-type="float">
            <text:p>4.17</text:p>
          </table:table-cell>
          <table:table-cell table:formula="of:=[.A2]-[.C2]" office:value-type="float" office:value="0.28" calcext:value-type="float">
            <text:p>0.28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6" calcext:value-type="float">
            <text:p>8.86</text:p>
          </table:table-cell>
          <table:table-cell office:value-type="float" office:value="5.37" calcext:value-type="float">
            <text:p>5.37</text:p>
          </table:table-cell>
          <table:table-cell table:formula="of:=[.B3]-[.C3]" office:value-type="float" office:value="3.49" calcext:value-type="float">
            <text:p>3.49</text:p>
          </table:table-cell>
          <table:table-cell table:formula="of:=[.A3]-[.C3]" office:value-type="float" office:value="2.63" calcext:value-type="float">
            <text:p>2.63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.00</text:p>
          </table:table-cell>
          <table:table-cell office:value-type="float" office:value="19.89" calcext:value-type="float">
            <text:p>19.89</text:p>
          </table:table-cell>
          <table:table-cell table:formula="of:=[.B4]-[.C4]" office:value-type="float" office:value="1.11" calcext:value-type="float">
            <text:p>1.11</text:p>
          </table:table-cell>
          <table:table-cell table:formula="of:=[.A4]-[.C4]" office:value-type="float" office:value="0.109999999999999" calcext:value-type="float">
            <text:p>0.11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54" calcext:value-type="float">
            <text:p>41.54</text:p>
          </table:table-cell>
          <table:table-cell office:value-type="float" office:value="38.87" calcext:value-type="float">
            <text:p>38.87</text:p>
          </table:table-cell>
          <table:table-cell table:formula="of:=[.B5]-[.C5]" office:value-type="float" office:value="2.67" calcext:value-type="float">
            <text:p>2.67</text:p>
          </table:table-cell>
          <table:table-cell table:formula="of:=[.A5]-[.C5]" office:value-type="float" office:value="1.13" calcext:value-type="float">
            <text:p>1.13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0.6" calcext:value-type="float">
            <text:p>0.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41" calcext:value-type="float">
            <text:p>99.41</text:p>
          </table:table-cell>
          <table:table-cell office:value-type="float" office:value="76.92" calcext:value-type="float">
            <text:p>76.92</text:p>
          </table:table-cell>
          <table:table-cell table:formula="of:=[.B6]-[.C6]" office:value-type="float" office:value="22.49" calcext:value-type="float">
            <text:p>22.49</text:p>
          </table:table-cell>
          <table:table-cell table:formula="of:=[.A6]-[.C6]" office:value-type="float" office:value="3.08" calcext:value-type="float">
            <text:p>3.08</text:p>
          </table:table-cell>
          <table:table-cell table:style-name="ce2" office:value-type="float" office:value="8.3" calcext:value-type="float">
            <text:p>8.30</text:p>
          </table:table-cell>
          <table:table-cell table:style-name="ce2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2.22" calcext:value-type="float">
            <text:p>252.22</text:p>
          </table:table-cell>
          <table:table-cell office:value-type="float" office:value="154.55" calcext:value-type="float">
            <text:p>154.55</text:p>
          </table:table-cell>
          <table:table-cell table:formula="of:=[.B7]-[.C7]" office:value-type="float" office:value="97.67" calcext:value-type="float">
            <text:p>97.67</text:p>
          </table:table-cell>
          <table:table-cell table:formula="of:=[.A7]-[.C7]" office:value-type="float" office:value="5.44999999999999" calcext:value-type="float">
            <text:p>5.45</text:p>
          </table:table-cell>
          <table:table-cell table:style-name="ce2" office:value-type="float" office:value="80.38" calcext:value-type="float">
            <text:p>80.38</text:p>
          </table:table-cell>
          <table:table-cell table:style-name="ce2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9.9" calcext:value-type="float">
            <text:p>319.90</text:p>
          </table:table-cell>
          <table:table-cell office:value-type="float" office:value="192.05" calcext:value-type="float">
            <text:p>192.05</text:p>
          </table:table-cell>
          <table:table-cell table:formula="of:=[.B8]-[.C8]" office:value-type="float" office:value="127.85" calcext:value-type="float">
            <text:p>127.85</text:p>
          </table:table-cell>
          <table:table-cell table:formula="of:=[.A8]-[.C8]" office:value-type="float" office:value="7.94999999999999" calcext:value-type="float">
            <text:p>7.95</text:p>
          </table:table-cell>
          <table:table-cell table:style-name="ce2" office:value-type="float" office:value="220.63" calcext:value-type="float">
            <text:p>220.63</text:p>
          </table:table-cell>
          <table:table-cell table:style-name="ce2"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.00</text:p>
          </table:table-cell>
          <table:table-cell office:value-type="float" office:value="117.51" calcext:value-type="float">
            <text:p>117.51</text:p>
          </table:table-cell>
          <table:table-cell table:formula="of:=[.B9]-[.C9]" office:value-type="float" office:value="-118.51" calcext:value-type="float">
            <text:p>-118.51</text:p>
          </table:table-cell>
          <table:table-cell table:formula="of:=[.A9]-[.C9]" office:value-type="float" office:value="107.49" calcext:value-type="float">
            <text:p>107.49</text:p>
          </table:table-cell>
          <table:table-cell table:style-name="ce2"/>
          <table:table-cell table:style-name="ce2" office:value-type="float" office:value="35.79" calcext:value-type="float">
            <text:p>35.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.00</text:p>
          </table:table-cell>
          <table:table-cell office:value-type="float" office:value="116.91" calcext:value-type="float">
            <text:p>116.91</text:p>
          </table:table-cell>
          <table:table-cell table:formula="of:=[.B10]-[.C10]" office:value-type="float" office:value="-117.91" calcext:value-type="float">
            <text:p>-117.91</text:p>
          </table:table-cell>
          <table:table-cell table:formula="of:=[.A10]-[.C10]" office:value-type="float" office:value="133.09" calcext:value-type="float">
            <text:p>133.09</text:p>
          </table:table-cell>
          <table:table-cell table:style-name="ce2"/>
          <table:table-cell table:style-name="ce2" office:value-type="float" office:value="3.9" calcext:value-type="float">
            <text:p>3.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.00</text:p>
          </table:table-cell>
          <table:table-cell office:value-type="float" office:value="147" calcext:value-type="float">
            <text:p>147.00</text:p>
          </table:table-cell>
          <table:table-cell table:formula="of:=[.B11]-[.C11]" office:value-type="float" office:value="-148" calcext:value-type="float">
            <text:p>-148.00</text:p>
          </table:table-cell>
          <table:table-cell table:formula="of:=[.A11]-[.C11]" office:value-type="float" office:value="153" calcext:value-type="float">
            <text:p>153.00</text:p>
          </table:table-cell>
          <table:table-cell table:style-name="ce2"/>
          <table:table-cell table:style-name="ce2" office:value-type="float" office:value="26.44" calcext:value-type="float">
            <text:p>26.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urce: MeetResultaten/*cm.txt</text:p>
          </table:table-cell>
          <table:table-cell table:number-columns-repeated="6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danderror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10485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1:08:58.963172537</meta:creation-date>
    <dc:date>2018-04-04T11:51:55.622459333</dc:date>
    <meta:editing-duration>PT1M33S</meta:editing-duration>
    <meta:editing-cycles>1</meta:editing-cycles>
    <meta:document-statistic meta:table-count="2" meta:cell-count="75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2">
      <style:chart-properties chart:link-data-style-to-source="true" chart:error-category="cell-range" chart:error-upper-range="'Gemiddelde waardes'.F2:'Gemiddelde waardes'.F8" chart:error-lower-range="'Gemiddelde waardes'.F2:'Gemiddelde waardes'.F8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Gemiddelde waardes'.F2:'Gemiddelde waardes'.F8" chart:error-lower-range="'Gemiddelde waardes'.F2:'Gemiddelde waardes'.F8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'Gemiddelde waardes'.G2:'Gemiddelde waardes'.G11" chart:error-lower-range="'Gemiddelde waardes'.G2:'Gemiddelde waardes'.G11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'Gemiddelde waardes'.G2:'Gemiddelde waardes'.G11" chart:error-lower-range="'Gemiddelde waardes'.G2:'Gemiddelde waardes'.G11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72bf44" draw:fill-color="#72bf44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624cm" svg:height="14.429cm" xlink:href=".." xlink:type="simple" chart:class="chart:bar" chart:style-name="ch1">
        <chart:title svg:x="8.662cm" svg:y="0.424cm" chart:style-name="ch2">
          <text:p>Gemeten afstand en Error</text:p>
        </chart:title>
        <chart:subtitle svg:x="10.594cm" svg:y="1.491cm" chart:style-name="ch3">
          <text:p>n = 100</text:p>
        </chart:subtitle>
        <chart:legend chart:legend-position="end" svg:x="18.449cm" svg:y="5.919cm" style:legend-expansion="high" chart:style-name="ch4"/>
        <chart:plot-area chart:style-name="ch5" table:cell-range-address="'Gemiddelde waardes'.A1:'Gemiddelde waardes'.E11" chart:data-source-has-labels="row" svg:x="1.463cm" svg:y="2.462cm" svg:width="16.534cm" svg:height="10.698cm">
          <chartooo:coordinate-region svg:x="2.852cm" svg:y="2.662cm" svg:width="15.145cm" svg:height="10.299cm"/>
          <chart:axis chart:dimension="x" chart:name="primary-x" chart:style-name="ch6">
            <chart:title svg:x="9.051cm" svg:y="13.448cm" chart:style-name="ch7">
              <text:p>Meting #</text:p>
            </chart:title>
          </chart:axis>
          <chart:axis chart:dimension="y" chart:name="primary-y" chart:style-name="ch8">
            <chart:title svg:x="0.451cm" svg:y="8.768cm" chart:style-name="ch9">
              <text:p>Afstand (cm)</text:p>
            </chart:title>
            <chart:grid chart:style-name="ch10" chart:class="major"/>
          </chart:axis>
          <chart:series chart:style-name="ch11" chart:values-cell-range-address="'Gemiddelde waardes'.A2:'Gemiddelde waardes'.A11" chart:label-cell-address="'Gemiddelde waardes'.A1:'Gemiddelde waardes'.A1" chart:class="chart:bar">
            <chart:data-point chart:repeated="8"/>
            <chart:data-point chart:style-name="ch12"/>
            <chart:data-point/>
          </chart:series>
          <chart:series chart:style-name="ch13" chart:values-cell-range-address="'Gemiddelde waardes'.B2:'Gemiddelde waardes'.B11" chart:label-cell-address="'Gemiddelde waardes'.B1:'Gemiddelde waardes'.B1" chart:class="chart:bar">
            <chart:error-indicator chart:style-name="ch14" chart:dimension="y"/>
            <chart:data-point chart:repeated="10"/>
          </chart:series>
          <chart:series chart:style-name="ch15" chart:values-cell-range-address="'Gemiddelde waardes'.C2:'Gemiddelde waardes'.C11" chart:label-cell-address="'Gemiddelde waardes'.C1:'Gemiddelde waardes'.C1" chart:class="chart:bar">
            <chart:error-indicator chart:style-name="ch16" chart:dimension="y"/>
            <chart:data-point chart:repeated="10"/>
          </chart:series>
          <chart:series chart:style-name="ch17" chart:values-cell-range-address="'Gemiddelde waardes'.D2:'Gemiddelde waardes'.D11" chart:label-cell-address="'Gemiddelde waardes'.D1:'Gemiddelde waardes'.D1" chart:class="chart:line">
            <chart:data-point chart:repeated="10"/>
          </chart:series>
          <chart:series chart:style-name="ch18" chart:values-cell-range-address="'Gemiddelde waardes'.E2:'Gemiddelde waardes'.E11" chart:label-cell-address="'Gemiddelde waardes'.E1:'Gemiddelde waardes'.E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rkelijke afstand</text:p>
                <draw:g>
                  <svg:desc>'Gemiddelde waardes'.A1:'Gemiddelde waardes'.A1</svg:desc>
                </draw:g>
              </table:table-cell>
              <table:table-cell office:value-type="string">
                <text:p>Sharp-Sensor</text:p>
                <draw:g>
                  <svg:desc>'Gemiddelde waardes'.B1:'Gemiddelde waardes'.B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HC-SR04</text:p>
                <draw:g>
                  <svg:desc>'Gemiddelde waardes'.C1:'Gemiddelde waardes'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harp Error</text:p>
                <draw:g>
                  <svg:desc>'Gemiddelde waardes'.D1:'Gemiddelde waardes'.D1</svg:desc>
                </draw:g>
              </table:table-cell>
              <table:table-cell office:value-type="string">
                <text:p>HC-SR04 Error</text:p>
                <draw:g>
                  <svg:desc>'Gemiddelde waardes'.E1:'Gemiddelde waarde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Gemiddelde waardes'.A2:'Gemiddelde waardes'.A11</svg:desc>
                </draw:g>
              </table:table-cell>
              <table:table-cell office:value-type="float" office:value="7.89">
                <text:p>7.89</text:p>
                <draw:g>
                  <svg:desc>'Gemiddelde waardes'.B2:'Gemiddelde waardes'.B11</svg:desc>
                </draw:g>
              </table:table-cell>
              <table:table-cell office:value-type="float" office:value="0.31">
                <text:p>0.31</text:p>
                <draw:g>
                  <svg:desc>'Gemiddelde waardes'.F2:'Gemiddelde waardes'.F8</svg:desc>
                </draw:g>
              </table:table-cell>
              <table:table-cell office:value-type="float" office:value="0.31">
                <text:p>0.31</text:p>
                <draw:g>
                  <svg:desc>'Gemiddelde waardes'.F2:'Gemiddelde waardes'.F8</svg:desc>
                </draw:g>
              </table:table-cell>
              <table:table-cell office:value-type="float" office:value="3.72">
                <text:p>3.72</text:p>
                <draw:g>
                  <svg:desc>'Gemiddelde waardes'.C2:'Gemiddelde waardes'.C11</svg:desc>
                </draw:g>
              </table:table-cell>
              <table:table-cell office:value-type="float" office:value="0.45">
                <text:p>0.45</text:p>
                <draw:g>
                  <svg:desc>'Gemiddelde waardes'.G2:'Gemiddelde waardes'.G11</svg:desc>
                </draw:g>
              </table:table-cell>
              <table:table-cell office:value-type="float" office:value="0.45">
                <text:p>0.45</text:p>
                <draw:g>
                  <svg:desc>'Gemiddelde waardes'.G2:'Gemiddelde waardes'.G11</svg:desc>
                </draw:g>
              </table:table-cell>
              <table:table-cell office:value-type="float" office:value="4.17">
                <text:p>4.17</text:p>
                <draw:g>
                  <svg:desc>'Gemiddelde waardes'.D2:'Gemiddelde waardes'.D11</svg:desc>
                </draw:g>
              </table:table-cell>
              <table:table-cell office:value-type="float" office:value="0.28">
                <text:p>0.28</text:p>
                <draw:g>
                  <svg:desc>'Gemiddelde waardes'.E2:'Gemiddelde waardes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86">
                <text:p>8.86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5.37">
                <text:p>5.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49">
                <text:p>3.4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19.89">
                <text:p>19.89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1.11">
                <text:p>1.11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.54">
                <text:p>41.54</text:p>
              </table:table-cell>
              <table:table-cell office:value-type="float" office:value="2.63">
                <text:p>2.63</text:p>
              </table:table-cell>
              <table:table-cell office:value-type="float" office:value="2.63">
                <text:p>2.63</text:p>
              </table:table-cell>
              <table:table-cell office:value-type="float" office:value="38.87">
                <text:p>38.8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2.67">
                <text:p>2.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99.41">
                <text:p>99.41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76.92">
                <text:p>76.92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  <table:table-cell office:value-type="float" office:value="22.49">
                <text:p>22.4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252.22">
                <text:p>252.22</text:p>
              </table:table-cell>
              <table:table-cell office:value-type="float" office:value="80.38">
                <text:p>80.38</text:p>
              </table:table-cell>
              <table:table-cell office:value-type="float" office:value="80.38">
                <text:p>80.38</text:p>
              </table:table-cell>
              <table:table-cell office:value-type="float" office:value="154.55">
                <text:p>154.55</text:p>
              </table:table-cell>
              <table:table-cell office:value-type="float" office:value="3.97">
                <text:p>3.97</text:p>
              </table:table-cell>
              <table:table-cell office:value-type="float" office:value="3.97">
                <text:p>3.97</text:p>
              </table:table-cell>
              <table:table-cell office:value-type="float" office:value="97.67">
                <text:p>97.67</text:p>
              </table:table-cell>
              <table:table-cell office:value-type="float" office:value="5.44999999999999">
                <text:p>5.44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19.9">
                <text:p>319.9</text:p>
              </table:table-cell>
              <table:table-cell office:value-type="float" office:value="220.63">
                <text:p>220.63</text:p>
              </table:table-cell>
              <table:table-cell office:value-type="float" office:value="220.63">
                <text:p>220.63</text:p>
              </table:table-cell>
              <table:table-cell office:value-type="float" office:value="192.05">
                <text:p>192.05</text:p>
              </table:table-cell>
              <table:table-cell office:value-type="float" office:value="15.84">
                <text:p>15.84</text:p>
              </table:table-cell>
              <table:table-cell office:value-type="float" office:value="15.84">
                <text:p>15.84</text:p>
              </table:table-cell>
              <table:table-cell office:value-type="float" office:value="127.85">
                <text:p>127.85</text:p>
              </table:table-cell>
              <table:table-cell office:value-type="float" office:value="7.94999999999999">
                <text:p>7.94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">
                <text:p>225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51">
                <text:p>117.51</text:p>
              </table:table-cell>
              <table:table-cell office:value-type="float" office:value="35.79">
                <text:p>35.79</text:p>
              </table:table-cell>
              <table:table-cell office:value-type="float" office:value="35.79">
                <text:p>35.79</text:p>
              </table:table-cell>
              <table:table-cell office:value-type="float" office:value="-118.51">
                <text:p>-118.51</text:p>
              </table:table-cell>
              <table:table-cell office:value-type="float" office:value="107.49">
                <text:p>107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91">
                <text:p>116.91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-117.91">
                <text:p>-117.91</text:p>
              </table:table-cell>
              <table:table-cell office:value-type="float" office:value="133.09">
                <text:p>133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6.44">
                <text:p>26.44</text:p>
              </table:table-cell>
              <table:table-cell office:value-type="float" office:value="26.44">
                <text:p>26.44</text:p>
              </table:table-cell>
              <table:table-cell office:value-type="float" office:value="-148">
                <text:p>-148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